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label.class</text:p>
          </table:table-cell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nz5.Q7{S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_2xKBg)9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?{1Vf8Rj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pr93DR#]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4l1@PG*i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i!J45~Zs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4+Qn^L9u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6Vh5=N&amp;d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{H3Kb.8u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&amp;8Nq_B5i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j8Y+2o~Z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K3x}5s.J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N9&amp;aY6r(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-Yy@4i5D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c{1hE^P2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FUy8|=5g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3X7oZ=-c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7#D1Ga]b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AZ67~m.e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!xb6WV3(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P!8nX2a@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7S9[jbI*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~s7Zo1U(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d8X@e6]I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&amp;uZ3j8J!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nz(5XF4!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*4Ea9^nY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n~BC28}d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7.#1xYzF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Y9dk+_W3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+[Vq6mY5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M7d)z=L3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[4kR7lG{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7v(2OU[i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!e.Ep7L9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h7Z4^vC&amp;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7L?d2V]v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yXB{~5a9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bdul Haris</text:p>
          </table:table-cell>
          <table:table-cell office:value-type="float" office:value="1000016">
            <text:p>1000016</text:p>
          </table:table-cell>
          <table:table-cell office:value-type="string">
            <text:p>*=35XjIy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5IcV3]z{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w(9X2xJ[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k4%*ClP5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XNm18]n=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32]Eqm*J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CkX3j5){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Tv98Pn?&amp;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1PQo(x2=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)VF7qs^2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7qu[8P%U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6kAD{n+9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@Lfy8&amp;Z6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-38Dx]Bu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Ym3nZ.4&amp;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Ll42~Y(d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bGCy96%]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5qj1&amp;EW-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N]p6B#5k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N6c4jP_&amp;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Ci.8%Kx3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5}uIfE*9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N1lDt[}6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7Z_9j)cU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PY~q93z?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3eV7n])L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U~Kmc#74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6Hy{K5+x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{O9If#e1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1M5H(gs]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uE3.h%V4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E_e8j2C!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6Fo-5Y&amp;x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(Z7S.6lk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N2xW7j=*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z4J!{9Sk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M4*a=5rD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f)T51eX?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H%51r@Iw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Q|1Jh%4b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]kOl+8H5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den Surya Wijaya</text:p>
          </table:table-cell>
          <table:table-cell office:value-type="float" office:value="1000806">
            <text:p>1000806</text:p>
          </table:table-cell>
          <table:table-cell office:value-type="string">
            <text:p>pB#H&amp;49s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ldi</text:p>
          </table:table-cell>
          <table:table-cell office:value-type="float" office:value="1000816">
            <text:p>1000816</text:p>
          </table:table-cell>
          <table:table-cell office:value-type="string">
            <text:p>tY3|u8E[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mmar</text:p>
          </table:table-cell>
          <table:table-cell office:value-type="float" office:value="1000826">
            <text:p>1000826</text:p>
          </table:table-cell>
          <table:table-cell office:value-type="string">
            <text:p>X?rc{K57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rif Rahman</text:p>
          </table:table-cell>
          <table:table-cell office:value-type="float" office:value="1000836">
            <text:p>1000836</text:p>
          </table:table-cell>
          <table:table-cell office:value-type="string">
            <text:p>1xb[|F8N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a Amelia</text:p>
          </table:table-cell>
          <table:table-cell office:value-type="float" office:value="1000846">
            <text:p>1000846</text:p>
          </table:table-cell>
          <table:table-cell office:value-type="string">
            <text:p>c*H1J3(z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de Hasanudin</text:p>
          </table:table-cell>
          <table:table-cell office:value-type="float" office:value="1000856">
            <text:p>1000856</text:p>
          </table:table-cell>
          <table:table-cell office:value-type="string">
            <text:p>I65%b#Yo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ris Hidayat</text:p>
          </table:table-cell>
          <table:table-cell office:value-type="float" office:value="1000866">
            <text:p>1000866</text:p>
          </table:table-cell>
          <table:table-cell office:value-type="string">
            <text:p>~]B6vuS7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sti Indriyani</text:p>
          </table:table-cell>
          <table:table-cell office:value-type="float" office:value="1000876">
            <text:p>1000876</text:p>
          </table:table-cell>
          <table:table-cell office:value-type="string">
            <text:p>65W@S?si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li Fadilah</text:p>
          </table:table-cell>
          <table:table-cell office:value-type="float" office:value="1000886">
            <text:p>1000886</text:p>
          </table:table-cell>
          <table:table-cell office:value-type="string">
            <text:p>(8)1uSZx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rgi Khaddafi</text:p>
          </table:table-cell>
          <table:table-cell office:value-type="float" office:value="1000896">
            <text:p>1000896</text:p>
          </table:table-cell>
          <table:table-cell office:value-type="string">
            <text:p>h-6S1fZ[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rvan Andri Antoro</text:p>
          </table:table-cell>
          <table:table-cell office:value-type="float" office:value="1000906">
            <text:p>1000906</text:p>
          </table:table-cell>
          <table:table-cell office:value-type="string">
            <text:p>Ca1k8+Z]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rvini Evendi</text:p>
          </table:table-cell>
          <table:table-cell office:value-type="float" office:value="1000916">
            <text:p>1000916</text:p>
          </table:table-cell>
          <table:table-cell office:value-type="string">
            <text:p>ypT8?6-W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Fani Anggraeni</text:p>
          </table:table-cell>
          <table:table-cell office:value-type="float" office:value="1000926">
            <text:p>1000926</text:p>
          </table:table-cell>
          <table:table-cell office:value-type="string">
            <text:p>1h8?.PwH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Firmansyah</text:p>
          </table:table-cell>
          <table:table-cell office:value-type="float" office:value="1000936">
            <text:p>1000936</text:p>
          </table:table-cell>
          <table:table-cell office:value-type="string">
            <text:p>s3]=ElT5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Fredly Eriyandi</text:p>
          </table:table-cell>
          <table:table-cell office:value-type="float" office:value="1000946">
            <text:p>1000946</text:p>
          </table:table-cell>
          <table:table-cell office:value-type="string">
            <text:p>1Wn5w%E.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Gusti N Utami R</text:p>
          </table:table-cell>
          <table:table-cell office:value-type="float" office:value="1000956">
            <text:p>1000956</text:p>
          </table:table-cell>
          <table:table-cell office:value-type="string">
            <text:p>3Z8k.S+z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Hirmati Sri Bintang M</text:p>
          </table:table-cell>
          <table:table-cell office:value-type="float" office:value="1000966">
            <text:p>1000966</text:p>
          </table:table-cell>
          <table:table-cell office:value-type="string">
            <text:p>.*R3ieL6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lham Hilmansyah</text:p>
          </table:table-cell>
          <table:table-cell office:value-type="float" office:value="1000976">
            <text:p>1000976</text:p>
          </table:table-cell>
          <table:table-cell office:value-type="string">
            <text:p>*mL3N%5g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ndriyanti</text:p>
          </table:table-cell>
          <table:table-cell office:value-type="float" office:value="1000986">
            <text:p>1000986</text:p>
          </table:table-cell>
          <table:table-cell office:value-type="string">
            <text:p>-h41oUT_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qbal Alfayed</text:p>
          </table:table-cell>
          <table:table-cell office:value-type="float" office:value="1000996">
            <text:p>1000996</text:p>
          </table:table-cell>
          <table:table-cell office:value-type="string">
            <text:p>FW*8if6-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rfan nur hakim</text:p>
          </table:table-cell>
          <table:table-cell office:value-type="float" office:value="1001006">
            <text:p>1001006</text:p>
          </table:table-cell>
          <table:table-cell office:value-type="string">
            <text:p>I4_@O8fq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. Hadi Hermawan</text:p>
          </table:table-cell>
          <table:table-cell office:value-type="float" office:value="1001016">
            <text:p>1001016</text:p>
          </table:table-cell>
          <table:table-cell office:value-type="string">
            <text:p>%_FgP95k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arsela Sufianti</text:p>
          </table:table-cell>
          <table:table-cell office:value-type="float" office:value="1001026">
            <text:p>1001026</text:p>
          </table:table-cell>
          <table:table-cell office:value-type="string">
            <text:p>2n(tND^1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isbah</text:p>
          </table:table-cell>
          <table:table-cell office:value-type="float" office:value="1001036">
            <text:p>1001036</text:p>
          </table:table-cell>
          <table:table-cell office:value-type="string">
            <text:p>^xnK54%N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uhamad Saepudin</text:p>
          </table:table-cell>
          <table:table-cell office:value-type="float" office:value="1001046">
            <text:p>1001046</text:p>
          </table:table-cell>
          <table:table-cell office:value-type="string">
            <text:p>=3y~W5Dk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uhammad Kardonov</text:p>
          </table:table-cell>
          <table:table-cell office:value-type="float" office:value="1001056">
            <text:p>1001056</text:p>
          </table:table-cell>
          <table:table-cell office:value-type="string">
            <text:p>3%JLjq{8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Noviana Dwi Fegita</text:p>
          </table:table-cell>
          <table:table-cell office:value-type="float" office:value="1001066">
            <text:p>1001066</text:p>
          </table:table-cell>
          <table:table-cell office:value-type="string">
            <text:p>P{^jZ3e9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Nur fenti Handayani</text:p>
          </table:table-cell>
          <table:table-cell office:value-type="float" office:value="1001076">
            <text:p>1001076</text:p>
          </table:table-cell>
          <table:table-cell office:value-type="string">
            <text:p>3o%g]DB6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Nurhalimah</text:p>
          </table:table-cell>
          <table:table-cell office:value-type="float" office:value="1001086">
            <text:p>1001086</text:p>
          </table:table-cell>
          <table:table-cell office:value-type="string">
            <text:p>~5z7|QaK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Purnama</text:p>
          </table:table-cell>
          <table:table-cell office:value-type="float" office:value="1001096">
            <text:p>1001096</text:p>
          </table:table-cell>
          <table:table-cell office:value-type="string">
            <text:p>1UI|9bc_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Putri Eka Pratiwi</text:p>
          </table:table-cell>
          <table:table-cell office:value-type="float" office:value="1001106">
            <text:p>1001106</text:p>
          </table:table-cell>
          <table:table-cell office:value-type="string">
            <text:p>48gk.)CM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Rismawati Solihah</text:p>
          </table:table-cell>
          <table:table-cell office:value-type="float" office:value="1001116">
            <text:p>1001116</text:p>
          </table:table-cell>
          <table:table-cell office:value-type="string">
            <text:p>P45~[Dwd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Rurrie</text:p>
          </table:table-cell>
          <table:table-cell office:value-type="float" office:value="1001126">
            <text:p>1001126</text:p>
          </table:table-cell>
          <table:table-cell office:value-type="string">
            <text:p>_u^RYj74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Salman A</text:p>
          </table:table-cell>
          <table:table-cell office:value-type="float" office:value="1001136">
            <text:p>1001136</text:p>
          </table:table-cell>
          <table:table-cell office:value-type="string">
            <text:p>8Oto#]6S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Stella Alicea</text:p>
          </table:table-cell>
          <table:table-cell office:value-type="float" office:value="1001146">
            <text:p>1001146</text:p>
          </table:table-cell>
          <table:table-cell office:value-type="string">
            <text:p>47hd.R-Q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Syeikh Anugrah</text:p>
          </table:table-cell>
          <table:table-cell office:value-type="float" office:value="1001156">
            <text:p>1001156</text:p>
          </table:table-cell>
          <table:table-cell office:value-type="string">
            <text:p>q15aEB)_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Widi Alawiyah</text:p>
          </table:table-cell>
          <table:table-cell office:value-type="float" office:value="1001166">
            <text:p>1001166</text:p>
          </table:table-cell>
          <table:table-cell office:value-type="string">
            <text:p>9y|lZ8P~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Widia Herawati</text:p>
          </table:table-cell>
          <table:table-cell office:value-type="float" office:value="1001176">
            <text:p>1001176</text:p>
          </table:table-cell>
          <table:table-cell office:value-type="string">
            <text:p>W6j9o|(S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Yayan Heryana</text:p>
          </table:table-cell>
          <table:table-cell office:value-type="float" office:value="1001186">
            <text:p>1001186</text:p>
          </table:table-cell>
          <table:table-cell office:value-type="string">
            <text:p>W9a^U8]g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Yuni Anggraeni</text:p>
          </table:table-cell>
          <table:table-cell office:value-type="float" office:value="1001196">
            <text:p>1001196</text:p>
          </table:table-cell>
          <table:table-cell office:value-type="string">
            <text:p>4bF6Gn}(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de Iskandar</text:p>
          </table:table-cell>
          <table:table-cell office:value-type="float" office:value="1001206">
            <text:p>1001206</text:p>
          </table:table-cell>
          <table:table-cell office:value-type="string">
            <text:p>I&amp;^ah6E2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hmad Jaelani</text:p>
          </table:table-cell>
          <table:table-cell office:value-type="float" office:value="1001216">
            <text:p>1001216</text:p>
          </table:table-cell>
          <table:table-cell office:value-type="string">
            <text:p>R6-#a1Xy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lfin Ardiyansyah</text:p>
          </table:table-cell>
          <table:table-cell office:value-type="float" office:value="1001226">
            <text:p>1001226</text:p>
          </table:table-cell>
          <table:table-cell office:value-type="string">
            <text:p>i94!X)Lf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rdiatna Munggaran</text:p>
          </table:table-cell>
          <table:table-cell office:value-type="float" office:value="1001236">
            <text:p>1001236</text:p>
          </table:table-cell>
          <table:table-cell office:value-type="string">
            <text:p>#O5Ac~t9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Bubun Burhanudin</text:p>
          </table:table-cell>
          <table:table-cell office:value-type="float" office:value="1001246">
            <text:p>1001246</text:p>
          </table:table-cell>
          <table:table-cell office:value-type="string">
            <text:p>ER)1#4dt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Deanuke Septi Prilastian</text:p>
          </table:table-cell>
          <table:table-cell office:value-type="float" office:value="1001256">
            <text:p>1001256</text:p>
          </table:table-cell>
          <table:table-cell office:value-type="string">
            <text:p>J75bC)i+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Dira Ferdiansyah</text:p>
          </table:table-cell>
          <table:table-cell office:value-type="float" office:value="1001266">
            <text:p>1001266</text:p>
          </table:table-cell>
          <table:table-cell office:value-type="string">
            <text:p>%Y-t9n7K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Dwi Rabiyani</text:p>
          </table:table-cell>
          <table:table-cell office:value-type="float" office:value="1001276">
            <text:p>1001276</text:p>
          </table:table-cell>
          <table:table-cell office:value-type="string">
            <text:p>46QRnc&amp;{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Elsa Yuaditia Agustin</text:p>
          </table:table-cell>
          <table:table-cell office:value-type="float" office:value="1001286">
            <text:p>1001286</text:p>
          </table:table-cell>
          <table:table-cell office:value-type="string">
            <text:p>h{6K3k*O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Fera Aryawati</text:p>
          </table:table-cell>
          <table:table-cell office:value-type="float" office:value="1001296">
            <text:p>1001296</text:p>
          </table:table-cell>
          <table:table-cell office:value-type="string">
            <text:p>pJ9r_2&amp;K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Giska Ayu Sisciati</text:p>
          </table:table-cell>
          <table:table-cell office:value-type="float" office:value="1001306">
            <text:p>1001306</text:p>
          </table:table-cell>
          <table:table-cell office:value-type="string">
            <text:p>fH]w5%N2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Herdiansyah</text:p>
          </table:table-cell>
          <table:table-cell office:value-type="float" office:value="1001316">
            <text:p>1001316</text:p>
          </table:table-cell>
          <table:table-cell office:value-type="string">
            <text:p>Y&amp;[5F4lq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 Dongan Panjaitan</text:p>
          </table:table-cell>
          <table:table-cell office:value-type="float" office:value="1001326">
            <text:p>1001326</text:p>
          </table:table-cell>
          <table:table-cell office:value-type="string">
            <text:p>BLc53y*[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lham Maulana</text:p>
          </table:table-cell>
          <table:table-cell office:value-type="float" office:value="1001336">
            <text:p>1001336</text:p>
          </table:table-cell>
          <table:table-cell office:value-type="string">
            <text:p>)*u5A6aJ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nanda Trihardiyanti</text:p>
          </table:table-cell>
          <table:table-cell office:value-type="float" office:value="1001346">
            <text:p>1001346</text:p>
          </table:table-cell>
          <table:table-cell office:value-type="string">
            <text:p>S#2!4Oqv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svi Rahmayanti</text:p>
          </table:table-cell>
          <table:table-cell office:value-type="float" office:value="1001356">
            <text:p>1001356</text:p>
          </table:table-cell>
          <table:table-cell office:value-type="string">
            <text:p>Sw|Y4i%3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wan Kurniawan</text:p>
          </table:table-cell>
          <table:table-cell office:value-type="float" office:value="1001366">
            <text:p>1001366</text:p>
          </table:table-cell>
          <table:table-cell office:value-type="string">
            <text:p>R8l#Z2|y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Kiran Apriyana</text:p>
          </table:table-cell>
          <table:table-cell office:value-type="float" office:value="1001376">
            <text:p>1001376</text:p>
          </table:table-cell>
          <table:table-cell office:value-type="string">
            <text:p>Z)qG^64g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 Teguh Fachrizal</text:p>
          </table:table-cell>
          <table:table-cell office:value-type="float" office:value="1001386">
            <text:p>1001386</text:p>
          </table:table-cell>
          <table:table-cell office:value-type="string">
            <text:p>Zr&amp;=V97f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. Adam Kurniawan</text:p>
          </table:table-cell>
          <table:table-cell office:value-type="float" office:value="1001396">
            <text:p>1001396</text:p>
          </table:table-cell>
          <table:table-cell office:value-type="string">
            <text:p>(_C7aSz3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audina Kusnadi</text:p>
          </table:table-cell>
          <table:table-cell office:value-type="float" office:value="1001406">
            <text:p>1001406</text:p>
          </table:table-cell>
          <table:table-cell office:value-type="string">
            <text:p>&amp;1iP4Jf[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oh. Syahdan Nur</text:p>
          </table:table-cell>
          <table:table-cell office:value-type="float" office:value="1001416">
            <text:p>1001416</text:p>
          </table:table-cell>
          <table:table-cell office:value-type="string">
            <text:p>~Qb13Cy}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oh.Sholeh</text:p>
          </table:table-cell>
          <table:table-cell office:value-type="float" office:value="1001426">
            <text:p>1001426</text:p>
          </table:table-cell>
          <table:table-cell office:value-type="string">
            <text:p>2t!g3FA#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uhamad Fadillah</text:p>
          </table:table-cell>
          <table:table-cell office:value-type="float" office:value="1001436">
            <text:p>1001436</text:p>
          </table:table-cell>
          <table:table-cell office:value-type="string">
            <text:p>w!2If3{L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uhamad Iqbal</text:p>
          </table:table-cell>
          <table:table-cell office:value-type="float" office:value="1001446">
            <text:p>1001446</text:p>
          </table:table-cell>
          <table:table-cell office:value-type="string">
            <text:p>b?3PyR[7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Nira Holipah</text:p>
          </table:table-cell>
          <table:table-cell office:value-type="float" office:value="1001456">
            <text:p>1001456</text:p>
          </table:table-cell>
          <table:table-cell office:value-type="string">
            <text:p>oTe+87S@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Pusvitha Andriani</text:p>
          </table:table-cell>
          <table:table-cell office:value-type="float" office:value="1001466">
            <text:p>1001466</text:p>
          </table:table-cell>
          <table:table-cell office:value-type="string">
            <text:p>~K7o9Va|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R. Bagoes Yoga Pambudi</text:p>
          </table:table-cell>
          <table:table-cell office:value-type="float" office:value="1001476">
            <text:p>1001476</text:p>
          </table:table-cell>
          <table:table-cell office:value-type="string">
            <text:p>67uU&amp;cS}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Rani rahmawati</text:p>
          </table:table-cell>
          <table:table-cell office:value-type="float" office:value="1001486">
            <text:p>1001486</text:p>
          </table:table-cell>
          <table:table-cell office:value-type="string">
            <text:p>Z5T1l~&amp;g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Reghita Athya Loka</text:p>
          </table:table-cell>
          <table:table-cell office:value-type="float" office:value="1001496">
            <text:p>1001496</text:p>
          </table:table-cell>
          <table:table-cell office:value-type="string">
            <text:p>RTpz_14@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abil Saptaji</text:p>
          </table:table-cell>
          <table:table-cell office:value-type="float" office:value="1001506">
            <text:p>1001506</text:p>
          </table:table-cell>
          <table:table-cell office:value-type="string">
            <text:p>&amp;Lqs4I@8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afitri W</text:p>
          </table:table-cell>
          <table:table-cell office:value-type="float" office:value="1001516">
            <text:p>1001516</text:p>
          </table:table-cell>
          <table:table-cell office:value-type="string">
            <text:p>nI-@14Gk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ahru Rizki Maulidi</text:p>
          </table:table-cell>
          <table:table-cell office:value-type="float" office:value="1001526">
            <text:p>1001526</text:p>
          </table:table-cell>
          <table:table-cell office:value-type="string">
            <text:p>9.7fT_Fk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etiadi Kusuma</text:p>
          </table:table-cell>
          <table:table-cell office:value-type="float" office:value="1001536">
            <text:p>1001536</text:p>
          </table:table-cell>
          <table:table-cell office:value-type="string">
            <text:p>E3@2+cPf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hinta Yuniar</text:p>
          </table:table-cell>
          <table:table-cell office:value-type="float" office:value="1001546">
            <text:p>1001546</text:p>
          </table:table-cell>
          <table:table-cell office:value-type="string">
            <text:p>3F9jf|!L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iti Fatimah</text:p>
          </table:table-cell>
          <table:table-cell office:value-type="float" office:value="1001556">
            <text:p>1001556</text:p>
          </table:table-cell>
          <table:table-cell office:value-type="string">
            <text:p>7gAh4P.!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iti Halimah</text:p>
          </table:table-cell>
          <table:table-cell office:value-type="float" office:value="1001566">
            <text:p>1001566</text:p>
          </table:table-cell>
          <table:table-cell office:value-type="string">
            <text:p>&amp;VjLg+95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TB Zensi Fadillah</text:p>
          </table:table-cell>
          <table:table-cell office:value-type="float" office:value="1001576">
            <text:p>1001576</text:p>
          </table:table-cell>
          <table:table-cell office:value-type="string">
            <text:p>1Ozf&amp;[8M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Yulianti</text:p>
          </table:table-cell>
          <table:table-cell office:value-type="float" office:value="1001586">
            <text:p>1001586</text:p>
          </table:table-cell>
          <table:table-cell office:value-type="string">
            <text:p>t*s94OA|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Yunita Anggraeni</text:p>
          </table:table-cell>
          <table:table-cell office:value-type="float" office:value="1001596">
            <text:p>1001596</text:p>
          </table:table-cell>
          <table:table-cell office:value-type="string">
            <text:p>7Z1s-#pE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Abdul Rahman</text:p>
          </table:table-cell>
          <table:table-cell office:value-type="float" office:value="1001606">
            <text:p>1001606</text:p>
          </table:table-cell>
          <table:table-cell office:value-type="string">
            <text:p>X[l3Ar#6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Achmad Taufan</text:p>
          </table:table-cell>
          <table:table-cell office:value-type="float" office:value="1001616">
            <text:p>1001616</text:p>
          </table:table-cell>
          <table:table-cell office:value-type="string">
            <text:p>xE39Vg[.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Ardian Haryanto</text:p>
          </table:table-cell>
          <table:table-cell office:value-type="float" office:value="1001626">
            <text:p>1001626</text:p>
          </table:table-cell>
          <table:table-cell office:value-type="string">
            <text:p>B)#Eri29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evi Sri Wahyuni</text:p>
          </table:table-cell>
          <table:table-cell office:value-type="float" office:value="1001636">
            <text:p>1001636</text:p>
          </table:table-cell>
          <table:table-cell office:value-type="string">
            <text:p>5b-PX4d&amp;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ewi Mayang Sari</text:p>
          </table:table-cell>
          <table:table-cell office:value-type="float" office:value="1001646">
            <text:p>1001646</text:p>
          </table:table-cell>
          <table:table-cell office:value-type="string">
            <text:p>u!3qE~L6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ila Maulida</text:p>
          </table:table-cell>
          <table:table-cell office:value-type="float" office:value="1001656">
            <text:p>1001656</text:p>
          </table:table-cell>
          <table:table-cell office:value-type="string">
            <text:p>9}k?u1OP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oni Hermawan</text:p>
          </table:table-cell>
          <table:table-cell office:value-type="float" office:value="1001666">
            <text:p>1001666</text:p>
          </table:table-cell>
          <table:table-cell office:value-type="string">
            <text:p>6J~vWo4+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wi agustina</text:p>
          </table:table-cell>
          <table:table-cell office:value-type="float" office:value="1001676">
            <text:p>1001676</text:p>
          </table:table-cell>
          <table:table-cell office:value-type="string">
            <text:p>YG4-?7hl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Elia Maulidini</text:p>
          </table:table-cell>
          <table:table-cell office:value-type="float" office:value="1001686">
            <text:p>1001686</text:p>
          </table:table-cell>
          <table:table-cell office:value-type="string">
            <text:p>~93z]yBP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fitria Nur Alpiah</text:p>
          </table:table-cell>
          <table:table-cell office:value-type="float" office:value="1001696">
            <text:p>1001696</text:p>
          </table:table-cell>
          <table:table-cell office:value-type="string">
            <text:p>@8w^BvP4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Helmy Sephani</text:p>
          </table:table-cell>
          <table:table-cell office:value-type="float" office:value="1001706">
            <text:p>1001706</text:p>
          </table:table-cell>
          <table:table-cell office:value-type="string">
            <text:p>O15_cY[a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Hendra</text:p>
          </table:table-cell>
          <table:table-cell office:value-type="float" office:value="1001716">
            <text:p>1001716</text:p>
          </table:table-cell>
          <table:table-cell office:value-type="string">
            <text:p>4@EmU#i9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Ira Fitriana Herman</text:p>
          </table:table-cell>
          <table:table-cell office:value-type="float" office:value="1001726">
            <text:p>1001726</text:p>
          </table:table-cell>
          <table:table-cell office:value-type="string">
            <text:p>v23u~]TF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Irfan Nur Cahya</text:p>
          </table:table-cell>
          <table:table-cell office:value-type="float" office:value="1001736">
            <text:p>1001736</text:p>
          </table:table-cell>
          <table:table-cell office:value-type="string">
            <text:p>54qnR[W~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Irfan Nurdin</text:p>
          </table:table-cell>
          <table:table-cell office:value-type="float" office:value="1001746">
            <text:p>1001746</text:p>
          </table:table-cell>
          <table:table-cell office:value-type="string">
            <text:p>L2V?d1{z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Kadina</text:p>
          </table:table-cell>
          <table:table-cell office:value-type="float" office:value="1001756">
            <text:p>1001756</text:p>
          </table:table-cell>
          <table:table-cell office:value-type="string">
            <text:p>Qh8w7)N%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Koko Setyo Asmoro</text:p>
          </table:table-cell>
          <table:table-cell office:value-type="float" office:value="1001766">
            <text:p>1001766</text:p>
          </table:table-cell>
          <table:table-cell office:value-type="string">
            <text:p>9#~2ZUtj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. Safrudin</text:p>
          </table:table-cell>
          <table:table-cell office:value-type="float" office:value="1001776">
            <text:p>1001776</text:p>
          </table:table-cell>
          <table:table-cell office:value-type="string">
            <text:p>NL%ny{96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aulana Fitri</text:p>
          </table:table-cell>
          <table:table-cell office:value-type="float" office:value="1001786">
            <text:p>1001786</text:p>
          </table:table-cell>
          <table:table-cell office:value-type="string">
            <text:p>}J2b8n?F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uhamad Gunawan</text:p>
          </table:table-cell>
          <table:table-cell office:value-type="float" office:value="1001796">
            <text:p>1001796</text:p>
          </table:table-cell>
          <table:table-cell office:value-type="string">
            <text:p>Lz6(k^V2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uhamad Jamaludin</text:p>
          </table:table-cell>
          <table:table-cell office:value-type="float" office:value="1001806">
            <text:p>1001806</text:p>
          </table:table-cell>
          <table:table-cell office:value-type="string">
            <text:p>54uN.Ke)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uhamad Nuryadi</text:p>
          </table:table-cell>
          <table:table-cell office:value-type="float" office:value="1001816">
            <text:p>1001816</text:p>
          </table:table-cell>
          <table:table-cell office:value-type="string">
            <text:p>(&amp;i7fZO6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enden Beanuri</text:p>
          </table:table-cell>
          <table:table-cell office:value-type="float" office:value="1001826">
            <text:p>1001826</text:p>
          </table:table-cell>
          <table:table-cell office:value-type="string">
            <text:p>~@1DiXo2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inuk Wulandari</text:p>
          </table:table-cell>
          <table:table-cell office:value-type="float" office:value="1001836">
            <text:p>1001836</text:p>
          </table:table-cell>
          <table:table-cell office:value-type="string">
            <text:p>En&amp;G~4r7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ira Apriani</text:p>
          </table:table-cell>
          <table:table-cell office:value-type="float" office:value="1001846">
            <text:p>1001846</text:p>
          </table:table-cell>
          <table:table-cell office:value-type="string">
            <text:p>-w{r2GI8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ovi Septian</text:p>
          </table:table-cell>
          <table:table-cell office:value-type="float" office:value="1001856">
            <text:p>1001856</text:p>
          </table:table-cell>
          <table:table-cell office:value-type="string">
            <text:p>!XNu6t2#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Puspita Hen</text:p>
          </table:table-cell>
          <table:table-cell office:value-type="float" office:value="1001866">
            <text:p>1001866</text:p>
          </table:table-cell>
          <table:table-cell office:value-type="string">
            <text:p>oX)D2!n5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amdan Hidayat</text:p>
          </table:table-cell>
          <table:table-cell office:value-type="float" office:value="1001876">
            <text:p>1001876</text:p>
          </table:table-cell>
          <table:table-cell office:value-type="string">
            <text:p>d4|7R(Dk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esdayanti Ayu Sistianin</text:p>
          </table:table-cell>
          <table:table-cell office:value-type="float" office:value="1001886">
            <text:p>1001886</text:p>
          </table:table-cell>
          <table:table-cell office:value-type="string">
            <text:p>aR(&amp;L37e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icky Rifaldi</text:p>
          </table:table-cell>
          <table:table-cell office:value-type="float" office:value="1001896">
            <text:p>1001896</text:p>
          </table:table-cell>
          <table:table-cell office:value-type="string">
            <text:p>J)(4Vrg9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isnandar</text:p>
          </table:table-cell>
          <table:table-cell office:value-type="float" office:value="1001906">
            <text:p>1001906</text:p>
          </table:table-cell>
          <table:table-cell office:value-type="string">
            <text:p>uZn%I89|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arif Hidayat</text:p>
          </table:table-cell>
          <table:table-cell office:value-type="float" office:value="1001916">
            <text:p>1001916</text:p>
          </table:table-cell>
          <table:table-cell office:value-type="string">
            <text:p>@h9Vq?J8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iti Awaliyah</text:p>
          </table:table-cell>
          <table:table-cell office:value-type="float" office:value="1001926">
            <text:p>1001926</text:p>
          </table:table-cell>
          <table:table-cell office:value-type="string">
            <text:p>qW?7i9.V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iti Fatmawati</text:p>
          </table:table-cell>
          <table:table-cell office:value-type="float" office:value="1001936">
            <text:p>1001936</text:p>
          </table:table-cell>
          <table:table-cell office:value-type="string">
            <text:p>*GqyE]13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iti Sabilla Urfhi</text:p>
          </table:table-cell>
          <table:table-cell office:value-type="float" office:value="1001946">
            <text:p>1001946</text:p>
          </table:table-cell>
          <table:table-cell office:value-type="string">
            <text:p>Tr{|Nj67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Tika Wulandari</text:p>
          </table:table-cell>
          <table:table-cell office:value-type="float" office:value="1001956">
            <text:p>1001956</text:p>
          </table:table-cell>
          <table:table-cell office:value-type="string">
            <text:p>gp5C^?E8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Windi Nurhasanah P</text:p>
          </table:table-cell>
          <table:table-cell office:value-type="float" office:value="1001966">
            <text:p>1001966</text:p>
          </table:table-cell>
          <table:table-cell office:value-type="string">
            <text:p>wR1B2@n[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Yurizal Tri Chaerawan</text:p>
          </table:table-cell>
          <table:table-cell office:value-type="float" office:value="1001976">
            <text:p>1001976</text:p>
          </table:table-cell>
          <table:table-cell office:value-type="string">
            <text:p>?}w5PjJ6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Yuzar Ardiansyah</text:p>
          </table:table-cell>
          <table:table-cell office:value-type="float" office:value="1001986">
            <text:p>1001986</text:p>
          </table:table-cell>
          <table:table-cell office:value-type="string">
            <text:p>p6}J#2sV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